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179565"/>
    </style:style>
    <style:style style:name="P3" style:family="paragraph" style:parent-style-name="Standard">
      <style:paragraph-properties fo:text-align="justify" style:justify-single-word="false"/>
      <style:text-properties officeooo:rsid="001c7607" officeooo:paragraph-rsid="00164d46"/>
    </style:style>
    <style:style style:name="P4" style:family="paragraph" style:parent-style-name="Title">
      <style:paragraph-properties fo:text-align="center" style:justify-single-word="false"/>
      <style:text-properties officeooo:paragraph-rsid="00164d46"/>
    </style:style>
    <style:style style:name="P5" style:family="paragraph" style:parent-style-name="Text_20_body">
      <style:paragraph-properties fo:text-align="justify" style:justify-single-word="false"/>
      <style:text-properties officeooo:rsid="00179565" officeooo:paragraph-rsid="00179565"/>
    </style:style>
    <style:style style:name="P6" style:family="paragraph" style:parent-style-name="Heading_20_1">
      <style:paragraph-properties fo:text-align="justify" style:justify-single-word="false"/>
      <style:text-properties officeooo:rsid="00179565" officeooo:paragraph-rsid="00179565"/>
    </style:style>
    <style:style style:name="T1" style:family="text">
      <style:text-properties officeooo:rsid="00148b5c"/>
    </style:style>
    <style:style style:name="T2" style:family="text">
      <style:text-properties officeooo:rsid="00164d4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9565"/>
    </style:style>
    <style:style style:name="T5" style:family="text">
      <style:text-properties officeooo:rsid="00196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ation <text:span text:style-name="T1">Utilisateur</text:span></text:p>
      <text:h text:style-name="P6" text:outline-level="1">Introduction</text:h>
      <text:p text:style-name="P1"><text:tab/>L'utilisateur se connecte à l'aide de son identifiant et de son mot de passe et il accède à l'application. La partie supérieur de l'application propose un menu <text:span text:style-name="T2">c</text:span>omposer de quatre parties :</text:p>
      <text:p text:style-name="P1"/>
      <text:p text:style-name="P1"><text:tab/>- Un lien vers les <text:span text:style-name="T3">réservations</text:span>, qui permet de chercher rapidement une réservation pour la consulter, la modifier, mettre à jour son paiement. (l'application permet le paiement des réservations en plusieurs fois).</text:p>
      <text:p text:style-name="P1"><text:tab/>- Un lien vers les <text:span text:style-name="T3">commandes</text:span>, qui permet de chercher rapidement une commande pour la consulter, la modifier, ajouter ou supprimer des lignes. (une commande n'est plus modifiable une fois payée).</text:p>
      <text:p text:style-name="P1"><text:tab/>- Un <text:span text:style-name="T3">menu</text:span> déroulant menant vers les autres actions diverses de l'application (gestion des <text:span text:style-name="T3">comptes</text:span> clients, des <text:span text:style-name="T3">chambres</text:span>, des <text:span text:style-name="T3">types</text:span> de chambres, des <text:span text:style-name="T3">produits</text:span> et des <text:span text:style-name="T3">utilisateurs</text:span>).</text:p>
      <text:p text:style-name="P1"><text:tab/>- <text:span text:style-name="T5">U</text:span>n lien qui permet <text:span text:style-name="T2">à</text:span> <text:span text:style-name="T2">l'</text:span>utilisateur de se <text:span text:style-name="T3">déconnecter</text:span> et de quitter l'application.</text:p>
      <text:p text:style-name="P3"/>
      <text:p text:style-name="P3"/>
      <text:h text:style-name="P6" text:outline-level="1">Manipulation</text:h>
      <text:p text:style-name="P5">Chaque partie de l'application est composer de la manière suivante :</text:p>
      <text:p text:style-name="P2"><text:tab/>- <text:span text:style-name="T4">Le titre de l'action en cours,</text:span></text:p>
      <text:p text:style-name="P2"><text:tab/>- <text:span text:style-name="T4">Un formulaire de recherche permettant de filtrer la liste,</text:span></text:p>
      <text:p text:style-name="P2"><text:tab/>- <text:span text:style-name="T4">Une liste de données,</text:span></text:p>
      <text:p text:style-name="P2"><text:tab/>- <text:span text:style-name="T4">Un croix rouge dans le coin supérieur droit de l'application permettant de créer une donnée.</text:span></text:p>
      <text:p text:style-name="P2"><text:tab/>- <text:span text:style-name="T4">Des liens symbolisé par une flèche verte permettant d'accéder à la donnée.</text:span></text:p>
      <text:p text:style-name="P2"><text:tab/>- <text:span text:style-name="T4">Sur les pages détaillant une donnée, il y a stylo jaune et une poubelle rouge permettant de modifier et supprimer les donné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2:03:46.866235740</meta:creation-date>
    <dc:date>2016-06-02T04:56:18.345175120</dc:date>
    <meta:editing-duration>PT2H51M49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225" meta:character-count="1397" meta:non-whitespace-character-count="1176"/>
  </office:meta>
</office:document-meta>
</file>